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8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10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11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96cm" fo:min-width="4.456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0.512cm" fo:min-width="11.94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b4c7dc"/>
      <style:paragraph-properties fo:text-align="center" style:writing-mode="lr-tb"/>
    </style:style>
    <style:style style:name="P10" style:family="paragraph">
      <loext:graphic-properties draw:fill="solid" draw:fill-color="#ffa6a6"/>
      <style:paragraph-properties fo:text-align="center" style:writing-mode="lr-tb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loext:graphic-properties draw:fill="solid" draw:fill-color="#ffa6a6"/>
      <style:paragraph-properties fo:text-align="center"/>
    </style:style>
    <style:style style:name="P13" style:family="paragraph">
      <loext:graphic-properties draw:fill="solid" draw:fill-color="#ffff00"/>
      <style:paragraph-properties style:writing-mode="lr-tb"/>
    </style:style>
    <style:style style:name="P14" style:family="paragraph">
      <loext:graphic-properties draw:fill="solid" draw:fill-color="#ffff00"/>
    </style:style>
    <style:style style:name="P15" style:family="paragraph">
      <loext:graphic-properties draw:fill-color="#ffff00"/>
      <style:paragraph-properties fo:text-align="center" style:writing-mode="lr-tb"/>
    </style:style>
    <style:style style:name="P16" style:family="paragraph">
      <loext:graphic-properties draw:fill-color="#81d41a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0.962cm" svg:x="2.524cm" svg:y="2.68cm">
          <draw:text-box>
            <text:p>Hash</text:p>
          </draw:text-box>
        </draw:frame>
        <draw:frame draw:style-name="gr2" draw:text-style-name="P1" draw:layer="layout" svg:width="1.905cm" svg:height="0.962cm" svg:x="6.334cm" svg:y="2.68cm">
          <draw:text-box>
            <text:p>Type</text:p>
          </draw:text-box>
        </draw:frame>
        <draw:g>
          <draw:custom-shape draw:style-name="gr3" draw:text-style-name="P3" draw:layer="layout" svg:width="5.461cm" svg:height="1.143cm" svg:x="12.303cm" svg:y="1.889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.889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3.032cm">
            <text:p text:style-name="P2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3.032cm">
            <text:p text:style-name="P2"><text:span text:style-name="T2">The hash of the 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4.175cm">
            <text:p text:style-name="P2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4.175cm">
            <text:p text:style-name="P2"><text:span text:style-name="T1">The version #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5.318cm">
            <text:p text:style-name="P2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5.318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6.461cm">
            <text:p text:style-name="P2">01c:39a63d6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6.461cm">
            <text:p text:style-name="P2"><text:span text:style-name="T3">The maj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7.604cm">
            <text:p text:style-name="P2">01c:6dbb4624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7.604cm">
            <text:p text:style-name="P5"><text:span text:style-name="T3">The min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8.747cm">
            <text:p text:style-name="P2">01c: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8.747cm">
            <text:p text:style-name="P2"><text:span text:style-name="T1">The length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1.033cm">
            <text:p text:style-name="P2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1.033cm">
            <text:p text:style-name="P2"><text:span text:style-name="T2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.915cm">
            <text:p text:style-name="P2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.915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2.176cm">
            <text:p text:style-name="P2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2.176cm">
            <text:p text:style-name="P2"><text:span text:style-name="T1">The length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1.033cm">
            <text:p text:style-name="P2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1.033cm">
            <text:p text:style-name="P2"><text:span text:style-name="T2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2.176cm">
            <text:p text:style-name="P2">01c: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2.176cm">
            <text:p text:style-name="P2"><text:span text:style-name="T1">The offset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3.319cm">
            <text:p text:style-name="P2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3.319cm">
            <text:p text:style-name="P2"><text:span text:style-name="T4">The hash of the second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4.462cm">
            <text:p text:style-name="P2">01c: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4.462cm">
            <text:p text:style-name="P2"><text:span text:style-name="T1">The offset of the 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7.891cm">
            <text:p text:style-name="P2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7.891cm">
            <text:p text:style-name="P2"><text:span text:style-name="T5">The hash of the eighth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2.303cm" svg:y="19.034cm">
            <text:p text:style-name="P2">01c: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19.034cm">
            <text:p text:style-name="P2"><text:span text:style-name="T1">The offset of the 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5" draw:text-style-name="P6" draw:layer="layout" svg:width="0.254cm" svg:height="0.254cm" svg:x="17.6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17.63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17.63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7.366cm" svg:height="0.762cm" svg:x="13.7cm" svg:y="1cm">
          <text:p text:style-name="P7"><text:span text:style-name="T6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draw:layer="layout" svg:width="4.064cm" svg:height="1.27cm" svg:x="2.27cm" svg:y="3.54cm">
          <text:p text:style-name="P2"><text:span text:style-name="T1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2.032cm" svg:height="1.27cm" svg:x="6.334cm" svg:y="3.54cm">
          <text:p text:style-name="P2"><text:span text:style-name="T1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.064cm" svg:height="1.27cm" svg:x="2.27cm" svg:y="4.81cm">
          <text:p text:style-name="P2"><text:span text:style-name="T1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2.032cm" svg:height="1.27cm" svg:x="6.334cm" svg:y="4.81cm">
          <text:p text:style-name="P2"><text:span text:style-name="T1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.064cm" svg:height="1.27cm" svg:x="2.27cm" svg:y="6.08cm">
          <text:p text:style-name="P2"><text:span text:style-name="T1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2.032cm" svg:height="1.27cm" svg:x="6.334cm" svg:y="6.08cm">
          <text:p text:style-name="P2"><text:span text:style-name="T1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3" draw:layer="layout" svg:width="5.461cm" svg:height="1.143cm" svg:x="12.303cm" svg:y="9.89cm">
            <text:p text:style-name="P2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17.764cm" svg:y="9.89cm">
            <text:p text:style-name="P2"><text:span text:style-name="T1">The Creation Time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11" draw:text-style-name="P13" draw:layer="layout" svg:width="7.747cm" svg:height="2.54cm" svg:x="2.397cm" svg:y="13.446cm">
          <draw:text-box>
            <text:p>Note that 01c: is the</text:p>
            <text:p>Prefix for b2sum cryptographic hashes</text:p>
          </draw:text-box>
        </draw:frame>
      </draw:page>
      <draw:page draw:name="page2" draw:style-name="dp1" draw:master-page-name="Default">
        <draw:custom-shape draw:style-name="gr6" draw:text-style-name="P8" draw:layer="layout" svg:width="7.366cm" svg:height="0.762cm" svg:x="2.778cm" svg:y="0.873cm">
          <text:p text:style-name="P7"><text:span text:style-name="T6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8" draw:layer="layout" svg:width="7.366cm" svg:height="0.762cm" svg:x="2.799cm" svg:y="9.645cm">
          <text:p text:style-name="P7"><text:span text:style-name="T6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8" draw:layer="layout" svg:width="7.366cm" svg:height="0.762cm" svg:x="16.938cm" svg:y="8.747cm">
          <text:p text:style-name="P7"><text:span text:style-name="T6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" draw:text-style-name="P3" draw:layer="layout" svg:width="5.461cm" svg:height="1.143cm" svg:x="15.16cm" svg:y="9.763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621cm" svg:y="9.763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5.16cm" svg:y="9.789cm">
            <text:p text:style-name="P2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621cm" svg:y="9.789cm">
            <text:p text:style-name="P2"><text:span text:style-name="T7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5.16cm" svg:y="10.906cm">
            <text:p text:style-name="P2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621cm" svg:y="10.906cm">
            <text:p text:style-name="P2"><text:span text:style-name="T3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6" draw:text-style-name="P8" draw:layer="layout" svg:width="7.366cm" svg:height="0.762cm" svg:x="16.938cm" svg:y="1.001cm">
            <text:p text:style-name="P7"><text:span text:style-name="T6">Backreferenc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g>
              <draw:custom-shape draw:style-name="gr3" draw:text-style-name="P3" draw:layer="layout" svg:width="5.461cm" svg:height="1.143cm" svg:x="15.16cm" svg:y="1.915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1.915cm">
                <text:p text:style-name="P2"><text:span text:style-name="T1">The hash of the 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1.941cm">
                <text:p text:style-name="P2">01c:5ccfae81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1.941cm">
                <text:p text:style-name="P2"><text:span text:style-name="T8">Name HashID of the first name that refers to this objec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5.318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5.318cm">
                <text:p text:style-name="P2"><text:span text:style-name="T1">The hash of the 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5.344cm">
                <text:p text:style-name="P2">01c:c22d0e21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5.344cm">
                <text:p text:style-name="P2"><text:span text:style-name="T4">Hash of the next back referen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6.461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6.461cm">
                <text:p text:style-name="P2"><text:span text:style-name="T1">The hash of the 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6.487cm">
                <text:p text:style-name="P2">01c:6ebb7a45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6.487cm">
                <text:p text:style-name="P2"><text:span text:style-name="T4">Hash of the previous back referen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4.175cm">
                <text:p text:style-name="P2">FALSE/TRUE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4.175cm">
                <text:p text:style-name="P2"><text:span text:style-name="T9">Flag to mark if the speculative back reference is confirmed or no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3" draw:text-style-name="P3" draw:layer="layout" svg:width="5.461cm" svg:height="1.143cm" svg:x="15.16cm" svg:y="3.032cm">
                <text:p text:style-name="P5"><text:span text:style-name="T4">UCT:20190707_182043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4" draw:text-style-name="P4" draw:layer="layout" svg:width="5.461cm" svg:height="1.143cm" svg:x="20.621cm" svg:y="3.032cm">
                <text:p text:style-name="P2"><text:span text:style-name="T7">Time Stamp When Backreference was created in seconds since Epoc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</draw:g>
        <draw:g>
          <draw:custom-shape draw:style-name="gr3" draw:text-style-name="P3" draw:layer="layout" svg:width="5.461cm" svg:height="1.143cm" svg:x="1.021cm" svg:y="14.09cm">
            <text:p text:style-name="P2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4.09cm">
            <text:p text:style-name="P2"><text:span text:style-name="T3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.021cm" svg:y="10.661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0.661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.021cm" svg:y="10.687cm">
            <text:p text:style-name="P2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0.687cm">
            <text:p text:style-name="P2"><text:span text:style-name="T4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.021cm" svg:y="11.804cm">
            <text:p text:style-name="P2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1.804cm">
            <text:p text:style-name="P2"><text:span text:style-name="T3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.021cm" svg:y="10.661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0.661cm">
            <text:p text:style-name="P2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.021cm" svg:y="10.687cm">
            <text:p text:style-name="P2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0.687cm">
            <text:p text:style-name="P2"><text:span text:style-name="T10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.021cm" svg:y="11.804cm">
            <text:p text:style-name="P2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1.804cm">
            <text:p text:style-name="P2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.021cm" svg:y="12.947cm">
            <text:p text:style-name="P2">rwxrwxrw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6.482cm" svg:y="12.947cm">
            <text:p text:style-name="P2"><text:span text:style-name="T3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text-style-name="P8" draw:layer="layout" svg:width="7.366cm" svg:height="0.762cm" svg:x="17.002cm" svg:y="12.938cm">
          <text:p text:style-name="P7"><text:span text:style-name="T11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" draw:text-style-name="P3" draw:layer="layout" svg:width="5.461cm" svg:height="1.143cm" svg:x="14.843cm" svg:y="15.478cm">
            <text:p text:style-name="P2"><text:span text:style-name="T4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5.478cm">
            <text:p text:style-name="P2"><text:span text:style-name="T5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4.843cm" svg:y="14.335cm">
            <text:p text:style-name="P2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4.335cm">
            <text:p text:style-name="P2"><text:span text:style-name="T12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4.843cm" svg:y="16.621cm">
            <text:p text:style-name="P2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6.621cm">
            <text:p text:style-name="P2"><text:span text:style-name="T10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5.461cm" svg:height="1.143cm" svg:x="14.843cm" svg:y="17.764cm">
            <text:p text:style-name="P2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461cm" svg:height="1.143cm" svg:x="20.304cm" svg:y="17.764cm">
            <text:p text:style-name="P2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3" draw:text-style-name="P3" draw:layer="layout" svg:width="5.461cm" svg:height="1.143cm" svg:x="1cm" svg:y="1.889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1.889cm">
              <text:p text:style-name="P2"><text:span text:style-name="T1">The hash of the </text:span><text:span text:style-name="T1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1.915cm">
              <text:p text:style-name="P2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1.915cm">
              <text:p text:style-name="P2"><text:span text:style-name="T12">Hash of the object manifest </text:span><text:span text:style-name="T12">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4.149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4.149cm">
              <text:p text:style-name="P2"><text:span text:style-name="T1">The hash of the </text:span><text:span text:style-name="T1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4.175cm">
              <text:p text:style-name="P2">&lt;=2048**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4.175cm">
              <text:p text:style-name="P2"><text:span text:style-name="T4">Length of the name </text:span><text:span text:style-name="T4">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.001cm" svg:y="6.476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2cm" svg:y="6.476cm">
              <text:p text:style-name="P2"><text:span text:style-name="T1">The hash of the </text:span><text:span text:style-name="T1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.001cm" svg:y="6.502cm">
              <text:p text:style-name="P2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2cm" svg:y="6.502cm">
              <text:p text:style-name="P2"><text:span text:style-name="T3">Character string of the </text:span><text:span text:style-name="T3">object name (basename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3.032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3.032cm">
              <text:p text:style-name="P2"><text:span text:style-name="T1">The hash of the </text:span><text:span text:style-name="T1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3.058cm">
              <text:p text:style-name="P2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3.058cm">
              <text:p text:style-name="P2"><text:span text:style-name="T9">Hash of name-affiliated metadata </text:span><text:span text:style-name="T9">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.001cm" svg:y="7.645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2cm" svg:y="7.645cm">
              <text:p text:style-name="P2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.001cm" svg:y="7.671cm">
              <text:p text:style-name="P2"><text:span text:style-name="T1">“</text:span><text:span text:style-name="T1">dirpath of object”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2cm" svg:y="7.671cm">
              <text:p text:style-name="P2"><text:span text:style-name="T4">Character string of the object directory pat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5.318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5.318cm">
              <text:p text:style-name="P2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" draw:text-style-name="P3" draw:layer="layout" svg:width="5.461cm" svg:height="1.143cm" svg:x="1cm" svg:y="5.344cm">
              <text:p text:style-name="P2">xxxxx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4" draw:text-style-name="P4" draw:layer="layout" svg:width="5.461cm" svg:height="1.143cm" svg:x="6.461cm" svg:y="5.344cm">
              <text:p text:style-name="P2"><text:span text:style-name="T4">Length of the dirpath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frame draw:style-name="gr11" draw:text-style-name="P14" draw:layer="layout" svg:width="11.303cm" svg:height="4.463cm" svg:x="1.254cm" svg:y="15.714cm">
          <draw:text-box>
            <text:p>* a stand-in for the user number. <text:s/>With the cooperation between Microsoft, Apple and Google, this may be a globally unique string.</text:p>
            <text:p>** 2048 bytes is an arbitrary number, it should probably be at least 4096</text:p>
          </draw:text-box>
        </draw:frame>
      </draw:page>
      <draw:page draw:name="page3" draw:style-name="dp1" draw:master-page-name="Default">
        <draw:g>
          <draw:custom-shape draw:style-name="gr12" draw:text-style-name="P2" draw:layer="layout" svg:width="5.08cm" svg:height="1.27cm" svg:x="2.271cm" svg:y="2.313cm">
            <text:p text:style-name="P2"><text:span text:style-name="T1">Xxx:Name Hash 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2.54cm" svg:height="1.27cm" svg:x="7.351cm" svg:y="2.313cm">
            <text:p text:style-name="P2">NHI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5.08cm" svg:height="1.27cm" svg:x="9.894cm" svg:y="2.313cm">
            <text:p text:style-name="P2"><text:span text:style-name="T5">20200715T11:30-7:0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2" draw:layer="layout" svg:width="5.08cm" svg:height="1.27cm" svg:x="2.271cm" svg:y="3.614cm">
          <text:p text:style-name="P2"><text:span text:style-name="T1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7.351cm" svg:y="3.614cm">
          <text:p text:style-name="P2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.08cm" svg:height="1.27cm" svg:x="9.891cm" svg:y="3.614cm">
          <text:p text:style-name="P2"><text:span text:style-name="T5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2.446cm" svg:height="0.762cm" svg:x="2.398cm" svg:y="1.382cm">
          <text:p text:style-name="P2">Chunklo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5-26T09:25:05.968286902</dc:date>
    <dc:creator>Robert Novak</dc:creator>
    <meta:editing-duration>PT9M16S</meta:editing-duration>
    <meta:editing-cycles>4</meta:editing-cycles>
    <meta:generator>LibreOffice/7.3.3.2$Linux_AARCH64 LibreOffice_project/30$Build-2</meta:generator>
    <meta:document-statistic meta:object-count="192"/>
  </office:meta>
</office:document-meta>
</file>